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6" table:default-cell-style-name="ce3"/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Combate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iciati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Ataque 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fen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Supervivencia</text:p>
          </table:table-cell>
          <table:table-cell table:number-columns-repeated="3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pervivenci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mprovisar armas/trampas</text:p>
          </table:table-cell>
          <table:table-cell office:value-type="float" office:value="1">
            <text:p>1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Buscar item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Capacidad de carga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>
            <text:p>Estrategicos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Puntos de accion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id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ni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number-rows-repeated="11"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ramos de panico</text:p>
          </table:table-cell>
          <table:table-cell table:style-name="Default"/>
          <table:table-cell office:value-type="string">
            <text:p>bueno</text:p>
          </table:table-cell>
          <table:table-cell office:value-type="string">
            <text:p>regular </text:p>
          </table:table-cell>
          <table:table-cell office:value-type="string">
            <text:p>mal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1-5/6-7/8-9/10</text:p>
          </table:table-cell>
          <table:table-cell office:value-type="string">
            <text:p>1-3/4-6/7-9/10</text:p>
          </table:table-cell>
          <table:table-cell office:value-type="string">
            <text:p>1-1/1-4/5-8/9-1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vidas</text:p>
          </table:table-cell>
          <table:table-cell office:value-type="string">
            <text:p>Bueno (4)</text:p>
          </table:table-cell>
          <table:table-cell office:value-type="string">
            <text:p>Regular (3)</text:p>
          </table:table-cell>
          <table:table-cell office:value-type="string">
            <text:p>malo</text:p>
          </table:table-cell>
          <table:table-cell office:value-type="string">
            <text:p>muy malo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untos de acc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21:1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55S</meta:editing-duration>
    <meta:editing-cycles>7</meta:editing-cycles>
    <meta:generator>OpenOffice/4.1.1$Win32 OpenOffice.org_project/411m6$Build-9775</meta:generator>
    <dc:date>2015-10-10T21:15:45.12</dc:date>
    <meta:document-statistic meta:table-count="3" meta:cell-count="116" meta:object-count="0"/>
    <meta:user-defined meta:name="Info 1"/>
    <meta:user-defined meta:name="Info 2"/>
    <meta:user-defined meta:name="Info 3"/>
    <meta:user-defined meta:name="Info 4"/>
  </office:meta>
</office:document-meta>
</file>